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e8e8e8"/>
    </style:style>
    <style:style style:name="ce15" style:family="table-cell" style:parent-style-name="Default" style:data-style-name="N100">
      <style:text-properties fo:color="#15156c"/>
    </style:style>
    <style:style style:name="ce1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7" style:family="table-cell" style:parent-style-name="Default" style:data-style-name="N100">
      <style:table-cell-properties fo:background-color="#f5c9c9"/>
    </style:style>
    <style:style style:name="ce18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f5c9c9"/>
      <style:text-properties style:use-window-font-color="true"/>
    </style:style>
    <style:style style:name="ce3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3" style:family="table-cell" style:parent-style-name="Default" style:data-style-name="N100">
      <style:table-cell-properties fo:background-color="#fe7f00"/>
    </style: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eea0ab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1"/>
        </table:table-row>
        <table:table-row table:style-name="ro1" table:number-rows-repeated="104831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706.2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.00.0000</text:date>, <text:time style:data-style-name="N2" text:time-value="19:41:07.71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21T19:33:16.815000000</dc:date>
    <meta:editing-duration>P4DT20H20M8S</meta:editing-duration>
    <meta:editing-cycles>1768</meta:editing-cycles>
    <meta:document-statistic meta:table-count="3" meta:cell-count="5361" meta:object-count="0"/>
    <meta:user-defined meta:name="qrichtext">1</meta:user-defined>
  </office:meta>
</office:document-meta>
</file>